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3500003C4B000007EB6303FE61.wmf" manifest:media-type=""/>
  <manifest:file-entry manifest:full-path="Pictures/1000000000000212000000798B4EA0D9.jpg" manifest:media-type="image/jpeg"/>
  <manifest:file-entry manifest:full-path="Pictures/100000000000006E0000010CF1896707.jpg" manifest:media-type="image/jpeg"/>
  <manifest:file-entry manifest:full-path="Pictures/10000201000007D0000003E8C1F792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eXGyreHeros" svg:font-family="TeXGyreHeros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a1" style:family="table">
      <style:table-properties style:width="14.693cm" fo:margin-left="-0.191cm" table:align="left" style:writing-mode="lr-tb"/>
    </style:style>
    <style:style style:name="Tabla1.A" style:family="table-column">
      <style:table-column-properties style:column-width="3.672cm"/>
    </style:style>
    <style:style style:name="Tabla1.B" style:family="table-column">
      <style:table-column-properties style:column-width="3.67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0.489cm" fo:keep-together="auto"/>
    </style:style>
    <style:style style:name="Tabla2" style:family="table">
      <style:table-properties style:width="15.443cm" fo:margin-left="-0.191cm" table:align="left" style:writing-mode="lr-tb"/>
    </style:style>
    <style:style style:name="Tabla2.A" style:family="table-column">
      <style:table-column-properties style:column-width="6.502cm"/>
    </style:style>
    <style:style style:name="Tabla2.B" style:family="table-column">
      <style:table-column-properties style:column-width="1.69cm"/>
    </style:style>
    <style:style style:name="Tabla2.C" style:family="table-column">
      <style:table-column-properties style:column-width="7.25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orphans="0" fo:widows="0"/>
      <style:text-properties style:font-name="Arial" fo:font-size="12pt" fo:font-style="italic" fo:font-weight="bold" style:font-size-asian="12pt" style:font-style-asian="italic" style:font-weight-asian="bold" style:font-name-complex="Arial"/>
    </style:style>
    <style:style style:name="P4" style:family="paragraph" style:parent-style-name="Standard">
      <style:paragraph-properties fo:orphans="0" fo:widows="0"/>
      <style:text-properties style:font-name="Arial" fo:font-size="12pt" style:font-size-asian="12pt" style:font-name-complex="Arial"/>
    </style:style>
    <style:style style:name="P5" style:family="paragraph" style:parent-style-name="Standard">
      <style:paragraph-properties fo:orphans="0" fo:widows="0" style:snap-to-layout-grid="false"/>
      <style:text-properties style:font-name="Arial" fo:font-size="12pt" style:font-size-asian="12pt" style:font-name-complex="Arial"/>
    </style:style>
    <style:style style:name="P6" style:family="paragraph" style:parent-style-name="Standard">
      <style:paragraph-properties fo:orphans="0" fo:widows="0">
        <style:tab-stops>
          <style:tab-stop style:position="2cm" style:type="center"/>
          <style:tab-stop style:position="6.502cm" style:type="center"/>
          <style:tab-stop style:position="12.002cm" style:type="center"/>
        </style:tab-stops>
      </style:paragraph-properties>
      <style:text-properties style:font-name="Arial" fo:font-size="12pt" style:font-size-asian="12pt" style:font-name-complex="Arial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orphans="0" fo:widows="0"/>
      <style:text-properties style:font-name="Arial" fo:font-size="5pt" style:font-size-asian="5pt" style:font-name-complex="Arial"/>
    </style:style>
    <style:style style:name="P10" style:family="paragraph" style:parent-style-name="Standard">
      <style:paragraph-properties fo:orphans="0" fo:widows="0"/>
      <style:text-properties style:font-name="Arial" fo:font-size="5pt" fo:font-style="italic" fo:font-weight="bold" style:font-size-asian="5pt" style:font-style-asian="italic" style:font-weight-asian="bold" style:font-name-complex="Arial"/>
    </style:style>
    <style:style style:name="P11" style:family="paragraph" style:parent-style-name="Standard">
      <style:paragraph-properties fo:text-align="end" style:justify-single-word="false" fo:orphans="0" fo:widows="0" fo:background-color="#ffffff">
        <style:background-image/>
      </style:paragraph-properties>
    </style:style>
    <style:style style:name="P12" style:family="paragraph" style:parent-style-name="Standard">
      <style:paragraph-properties fo:orphans="0" fo:widows="0" fo:background-color="#ffffff">
        <style:background-image/>
      </style:paragraph-properties>
      <style:text-properties style:font-name="Arial" fo:font-size="12pt" fo:language="es" fo:country="AR" style:font-size-asian="12pt" style:language-asian="es" style:country-asian="AR" style:font-name-complex="Arial"/>
    </style:style>
    <style:style style:name="P13" style:family="paragraph" style:parent-style-name="Standard">
      <style:paragraph-properties fo:margin-left="0cm" fo:margin-right="0cm" style:line-height-at-least="0.564cm" fo:orphans="0" fo:widows="0" fo:text-indent="1cm" style:auto-text-indent="false"/>
    </style:style>
    <style:style style:name="P14" style:family="paragraph" style:parent-style-name="Standard">
      <style:paragraph-properties fo:margin-left="0cm" fo:margin-right="0cm" fo:line-height="0.564cm" fo:orphans="0" fo:widows="0" fo:text-indent="1cm" style:auto-text-indent="false"/>
    </style:style>
    <style:style style:name="P15" style:family="paragraph" style:parent-style-name="Standard">
      <style:paragraph-properties fo:margin-left="0cm" fo:margin-right="0cm" fo:orphans="0" fo:widows="0" fo:text-indent="1cm" style:auto-text-indent="false"/>
    </style:style>
    <style:style style:name="P16" style:family="paragraph" style:parent-style-name="Standard">
      <style:paragraph-properties fo:margin-left="0cm" fo:margin-right="0cm" fo:orphans="0" fo:widows="0" fo:text-indent="1cm" style:auto-text-indent="false"/>
      <style:text-properties style:font-name="Arial" fo:font-size="12pt" style:font-size-asian="12pt" style:font-name-complex="Arial"/>
    </style:style>
    <style:style style:name="P17" style:family="paragraph" style:parent-style-name="Standard" style:master-page-name="Standard">
      <style:paragraph-properties fo:text-align="center" style:justify-single-word="false" fo:orphans="0" fo:widows="0" style:page-number="auto"/>
      <style:text-properties style:font-name="Arial" fo:font-size="18pt" fo:font-weight="bold" style:font-size-asian="18pt" style:font-weight-asian="bold" style:font-name-complex="Arial" style:font-size-complex="18pt"/>
    </style:style>
    <style:style style:name="P18" style:family="paragraph" style:parent-style-name="Header">
      <style:paragraph-properties fo:margin-left="-0.101cm" fo:margin-right="0cm" fo:text-indent="0cm" style:auto-text-indent="false"/>
    </style:style>
    <style:style style:name="P19" style:family="paragraph" style:parent-style-name="Table_20_Contents_20__28_user_29_">
      <style:paragraph-properties fo:margin-left="0cm" fo:margin-right="-0.164cm" fo:text-indent="0cm" style:auto-text-indent="false">
        <style:tab-stops>
          <style:tab-stop style:position="2.898cm"/>
        </style:tab-stops>
      </style:paragraph-properties>
      <style:text-properties fo:language="es" fo:country="ES" style:language-asian="es" style:country-asian="AR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/>
    </style:style>
    <style:style style:name="T2" style:family="text">
      <style:text-properties style:font-name="Arial" fo:font-size="12pt" style:font-size-asian="12pt" style:font-name-complex="Arial"/>
    </style:style>
    <style:style style:name="T3" style:family="text">
      <style:text-properties style:font-name="Arial" fo:font-size="12pt" fo:language="es" fo:country="AR" style:font-size-asian="12pt" style:language-asian="es" style:country-asian="AR" style:font-name-complex="Arial"/>
    </style:style>
    <style:style style:name="T4" style:family="text">
      <style:text-properties style:font-name="Arial" fo:font-size="12pt" fo:language="es" fo:country="AR" style:text-underline-style="solid" style:text-underline-width="auto" style:text-underline-color="font-color" style:font-size-asian="12pt" style:language-asian="es" style:country-asian="AR" style:font-name-complex="Arial"/>
    </style:style>
    <style:style style:name="T5" style:family="text">
      <style:text-properties style:font-name="Arial" fo:font-size="12pt" fo:language="es" fo:country="AR" style:text-underline-style="none" style:font-size-asian="12pt" style:language-asian="es" style:country-asian="AR" style:font-name-complex="Arial"/>
    </style:style>
    <style:style style:name="T6" style:family="text">
      <style:text-properties style:font-name="Cambria Math" fo:font-size="12pt" fo:language="es" fo:country="AR" style:font-size-asian="12pt" style:language-asian="es" style:country-asian="AR" style:font-name-complex="Cambria Math"/>
    </style:style>
    <style:style style:name="T7" style:family="text">
      <style:text-properties style:font-name-asian="Ari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2.422cm, 0cm, 2.77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11.285cm, 0.81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ICHA PERSONAL DE INICIO DE PPS</text:p>
      <text:p text:style-name="P11"><text:span text:style-name="T2">Fecha: </text:span><field:fieldmark-start text:name="__Fieldmark__0_1588064622" field:type="vnd.oasis.opendocument.field.FORMTEXT"><field:param field:name="Description" field:value=""/><field:param field:name="Name" field:value=""/></field:fieldmark-start><text:span text:style-name="T4">     </text:span><field:fieldmark-end/></text:p>
      <text:p text:style-name="P3">DATOS DEL ALUMNO</text:p>
      <text:p text:style-name="P9"/>
      <text:p text:style-name="P13"><text:span text:style-name="T2">Apellido y Nombre:</text:span><field:fieldmark-start text:name="__Fieldmark__1_1588064622" field:type="vnd.oasis.opendocument.field.FORMTEXT"><field:param field:name="Description" field:value=""/><field:param field:name="Name" field:value="Texto1"/></field:fieldmark-start><text:span text:style-name="T3">     </text:span><field:fieldmark-end/></text:p>
      <text:p text:style-name="P13"><text:span text:style-name="T2">Carrera: </text:span><field:fieldmark text:name="__Fieldmark__2_1588064622" field:type="vnd.oasis.opendocument.field.FORMDROPDOWN"><field:param field:name="Dropdown_ListEntry" field:value="Ingeniería Industrial"/><field:param field:name="Dropdown_ListEntry" field:value="Ingeniería en Petroleos"/><field:param field:name="Dropdown_ListEntry" field:value="Ingeniería Civil"/><field:param field:name="Dropdown_ListEntry" field:value="Ingeniería Mecatrónica"/><field:param field:name="Dropdown_Selected" field:value="3"/></field:fieldmark></text:p>
      <text:p text:style-name="P13"><text:span text:style-name="T2">Dirección: </text:span><field:fieldmark-start text:name="__Fieldmark__3_1588064622" field:type="vnd.oasis.opendocument.field.FORMTEXT"><field:param field:name="Description" field:value=""/><field:param field:name="Name" field:value="Texto1"/></field:fieldmark-start><text:span text:style-name="T3">     </text:span><field:fieldmark-end/></text:p>
      <text:p text:style-name="P13"><text:span text:style-name="T2">Teléfono: </text:span><field:fieldmark-start text:name="__Fieldmark__4_1588064622" field:type="vnd.oasis.opendocument.field.FORMTEXT"><field:param field:name="Description" field:value=""/><field:param field:name="Name" field:value="Texto1"/></field:fieldmark-start><text:span text:style-name="T3">     </text:span><field:fieldmark-end/></text:p>
      <text:p text:style-name="P13"><text:span text:style-name="T2">Legajo: </text:span><field:fieldmark-start text:name="__Fieldmark__5_1588064622" field:type="vnd.oasis.opendocument.field.FORMTEXT"><field:param field:name="Description" field:value=""/><field:param field:name="Name" field:value="Texto1"/></field:fieldmark-start><text:span text:style-name="T3">     </text:span><field:fieldmark-end/></text:p>
      <text:p text:style-name="P13"><text:span text:style-name="T2">e-mail: </text:span><field:fieldmark-start text:name="__Fieldmark__6_1588064622" field:type="vnd.oasis.opendocument.field.FORMTEXT"><field:param field:name="Description" field:value=""/><field:param field:name="Name" field:value="Texto1"/></field:fieldmark-start><text:span text:style-name="T3">     </text:span><field:fieldmark-end/></text:p>
      <text:p text:style-name="P4"/>
      <text:p text:style-name="P3">DATOS DE LA EMPRESA</text:p>
      <text:p text:style-name="P9"/>
      <text:p text:style-name="P14"><text:span text:style-name="T2">Razón Social: </text:span><field:fieldmark-start text:name="__Fieldmark__7_1588064622" field:type="vnd.oasis.opendocument.field.FORMTEXT"><field:param field:name="Description" field:value=""/><field:param field:name="Name" field:value="Texto1"/></field:fieldmark-start><text:span text:style-name="T3">     </text:span><field:fieldmark-end/></text:p>
      <text:p text:style-name="P14"><text:span text:style-name="T2">Domicilio: </text:span><field:fieldmark-start text:name="__Fieldmark__8_1588064622" field:type="vnd.oasis.opendocument.field.FORMTEXT"><field:param field:name="Description" field:value=""/><field:param field:name="Name" field:value="Texto1"/></field:fieldmark-start><text:span text:style-name="T3">     </text:span><field:fieldmark-end/></text:p>
      <text:p text:style-name="P14"><text:span text:style-name="T2">Teléfono: </text:span><field:fieldmark-start text:name="__Fieldmark__9_1588064622" field:type="vnd.oasis.opendocument.field.FORMTEXT"><field:param field:name="Description" field:value=""/><field:param field:name="Name" field:value="Texto1"/></field:fieldmark-start><text:span text:style-name="T3">     </text:span><field:fieldmark-end/></text:p>
      <text:p text:style-name="P14"><text:span text:style-name="T2">Forma de contacto con la empresa: </text:span><field:fieldmark-start text:name="__Fieldmark__10_1588064622" field:type="vnd.oasis.opendocument.field.FORMTEXT"><field:param field:name="Description" field:value=""/><field:param field:name="Name" field:value="Texto1"/></field:fieldmark-start><text:span text:style-name="T3">     </text:span><field:fieldmark-end/></text:p>
      <text:p text:style-name="P14"><text:span text:style-name="T2">Tutor: </text:span><field:fieldmark-start text:name="__Fieldmark__11_1588064622" field:type="vnd.oasis.opendocument.field.FORMTEXT"><field:param field:name="Description" field:value=""/><field:param field:name="Name" field:value="Texto1"/></field:fieldmark-start><text:span text:style-name="T3">     </text:span><field:fieldmark-end/></text:p>
      <text:p text:style-name="P14"><text:span text:style-name="T2">e-mail: </text:span><field:fieldmark-start text:name="__Fieldmark__12_1588064622" field:type="vnd.oasis.opendocument.field.FORMTEXT"><field:param field:name="Description" field:value=""/><field:param field:name="Name" field:value="Texto1"/></field:fieldmark-start><text:span text:style-name="T3">     </text:span><field:fieldmark-end/></text:p>
      <text:p text:style-name="P4"/>
      <text:p text:style-name="P3">DATOS DE LA PRÁCTICA</text:p>
      <text:p text:style-name="P10"/>
      <text:p text:style-name="P15"><text:span text:style-name="T2">Convenio<text:tab/><text:tab/> <text:s text:c="6"/>Sí<text:tab/> <text:s text:c="2"/></text:span><field:fieldmark text:name="__Fieldmark__13_1588064622" field:type="vnd.oasis.opendocument.field.FORMCHECKBOX"><field:param field:name="Checkbox_HelpText" field:value=""/><field:param field:name="Checkbox_Name" field:value="Casilla1"/></field:fieldmark><text:span text:style-name="T2"><text:s text:c="4"/><text:tab/>No </text:span><field:fieldmark text:name="__Fieldmark__14_1588064622" field:type="vnd.oasis.opendocument.field.FORMCHECKBOX"><field:param field:name="Checkbox_HelpText" field:value=""/><field:param field:name="Checkbox_Name" field:value="Casilla1"/></field:fieldmark></text:p>
      <text:p text:style-name="P16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Tipo de convenio</text:p>
          </table:table-cell>
          <table:table-cell table:style-name="Tabla1.A1" office:value-type="string">
            <text:p text:style-name="P2"><text:span text:style-name="T2">PPS </text:span><field:fieldmark text:name="__Fieldmark__15_1588064622" field:type="vnd.oasis.opendocument.field.FORMCHECKBOX"><field:param field:name="Checkbox_HelpText" field:value=""/><field:param field:name="Checkbox_Name" field:value="Casilla1"/></field:fieldmark></text:p>
          </table:table-cell>
          <table:table-cell table:style-name="Tabla1.A1" office:value-type="string">
            <text:p text:style-name="P2"><text:span text:style-name="T2">Pasantía </text:span><field:fieldmark text:name="__Fieldmark__16_1588064622" field:type="vnd.oasis.opendocument.field.FORMCHECKBOX"><field:param field:name="Checkbox_HelpText" field:value=""/><field:param field:name="Checkbox_Name" field:value="Casilla1"/></field:fieldmark></text:p>
          </table:table-cell>
          <table:table-cell table:style-name="Tabla1.A1" office:value-type="string">
            <text:p text:style-name="P8"/>
          </table:table-cell>
        </table:table-row>
        <table:table-row table:style-name="Tabla1.2">
          <table:table-cell table:style-name="Tabla1.A1" office:value-type="string">
            <text:p text:style-name="P5"/>
          </table:table-cell>
          <table:table-cell table:style-name="Tabla1.A1" table:number-columns-spanned="3" office:value-type="string">
            <text:p text:style-name="P5"/>
            <text:p text:style-name="P1"><text:span text:style-name="T2">Otro</text:span><field:fieldmark text:name="__Fieldmark__17_1588064622" field:type="vnd.oasis.opendocument.field.FORMCHECKBOX"><field:param field:name="Checkbox_HelpText" field:value=""/><field:param field:name="Checkbox_Name" field:value="Casilla1"/></field:fieldmark><text:span text:style-name="T2"> detallar </text:span><field:fieldmark-start text:name="__Fieldmark__18_1588064622" field:type="vnd.oasis.opendocument.field.FORMTEXT"><field:param field:name="Description" field:value=""/><field:param field:name="Name" field:value="Texto1"/></field:fieldmark-start><text:span text:style-name="T6">     </text:span><field:fieldmark-end/></text:p>
          </table:table-cell>
          <table:covered-table-cell/>
          <table:covered-table-cell/>
        </table:table-row>
      </table:table>
      <text:p text:style-name="P16"/>
      <text:p text:style-name="P14"><text:span text:style-name="T2">Fecha de firma del convenio: </text:span><field:fieldmark-start text:name="__Fieldmark__19_1588064622" field:type="vnd.oasis.opendocument.field.FORMTEXT"><field:param field:name="Description" field:value=""/><field:param field:name="Name" field:value="Texto1"/></field:fieldmark-start><text:span text:style-name="T3">     </text:span><field:fieldmark-end/></text:p>
      <text:p text:style-name="P14"><text:span text:style-name="T2">Vigencia: Desde </text:span><field:fieldmark-start text:name="__Fieldmark__20_1588064622" field:type="vnd.oasis.opendocument.field.FORMTEXT"><field:param field:name="Description" field:value=""/><field:param field:name="Name" field:value="Texto1"/></field:fieldmark-start><text:span text:style-name="T3">     </text:span><field:fieldmark-end/><text:span text:style-name="T2"> Hasta </text:span><field:fieldmark-start text:name="__Fieldmark__21_1588064622" field:type="vnd.oasis.opendocument.field.FORMTEXT"><field:param field:name="Description" field:value=""/><field:param field:name="Name" field:value="Texto1"/></field:fieldmark-start><text:span text:style-name="T3">     </text:span><field:fieldmark-end/></text:p>
      <text:p text:style-name="P14"><text:span text:style-name="T2">Lugar de desarrollo: </text:span><field:fieldmark-start text:name="__Fieldmark__22_1588064622" field:type="vnd.oasis.opendocument.field.FORMTEXT"><field:param field:name="Description" field:value=""/><field:param field:name="Name" field:value="Texto1"/></field:fieldmark-start><text:span text:style-name="T3">     </text:span><field:fieldmark-end/></text:p>
      <text:p text:style-name="P14"><text:span text:style-name="T2">Horario: </text:span><field:fieldmark-start text:name="__Fieldmark__23_1588064622" field:type="vnd.oasis.opendocument.field.FORMTEXT"><field:param field:name="Description" field:value=""/><field:param field:name="Name" field:value="Texto1"/></field:fieldmark-start><text:span text:style-name="T3">     </text:span><field:fieldmark-end/></text:p>
      <text:p text:style-name="P14"><text:span text:style-name="T2">Estímulo económico: </text:span><field:fieldmark-start text:name="__Fieldmark__24_1588064622" field:type="vnd.oasis.opendocument.field.FORMTEXT"><field:param field:name="Description" field:value=""/><field:param field:name="Name" field:value=""/></field:fieldmark-start><text:span text:style-name="T3">     </text:span><field:fieldmark-end/></text:p>
      <text:p text:style-name="P4"/>
      <text:p text:style-name="P4"/>
      <text:p text:style-name="P3">DATOS DEL PLAN DE TRABAJO (Adjuntar)</text:p>
      <text:p text:style-name="P4"/>
      <text:p text:style-name="P12"><field:fieldmark-start text:name="__Fieldmark__25_1588064622" field:type="vnd.oasis.opendocument.field.FORMTEXT"><field:param field:name="Description" field:value=""/><field:param field:name="Name" field:value=""/></field:fieldmark-start><text:span text:style-name="T7">    </text:span> <field:fieldmark-end/></text:p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 table:style-name="Tabla2.1">
          <table:table-cell table:style-name="Tabla2.A1" office:value-type="string">
            <text:p text:style-name="P7">Firma <text:s/>del Alumno</text:p>
          </table:table-cell>
          <table:table-cell table:style-name="Tabla2.B1" office:value-type="string">
            <text:p text:style-name="P5"/>
          </table:table-cell>
          <table:table-cell table:style-name="Tabla2.A1" office:value-type="string">
            <text:p text:style-name="P4">Firma del Tutor en la organización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erif" svg:font-family="'Bitstream Vera Serif'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eXGyreHeros" svg:font-family="TeXGyreHeros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s" fo:country="AR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Bitstream Vera Serif" fo:font-size="12pt" fo:language="es" fo:country="AR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GyreHeros" fo:font-family="TeXGyreHeros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_20__28_user_29_" style:display-name="Table Contents (user)" style:family="paragraph" style:parent-style-name="Standard">
      <style:text-properties fo:font-size="12pt" fo:language="en" fo:country="U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3" style:family="table">
      <style:table-properties style:width="16.97cm" fo:margin-left="-0.191cm" table:align="left" style:writing-mode="lr-tb"/>
    </style:style>
    <style:style style:name="Tabla3.A" style:family="table-column">
      <style:table-column-properties style:column-width="4.382cm"/>
    </style:style>
    <style:style style:name="Tabla3.B" style:family="table-column">
      <style:table-column-properties style:column-width="0.81cm"/>
    </style:style>
    <style:style style:name="Tabla3.C" style:family="table-column">
      <style:table-column-properties style:column-width="5.001cm"/>
    </style:style>
    <style:style style:name="Tabla3.D" style:family="table-column">
      <style:table-column-properties style:column-width="0.803cm"/>
    </style:style>
    <style:style style:name="Tabla3.E" style:family="table-column">
      <style:table-column-properties style:column-width="5.976cm"/>
    </style:style>
    <style:style style:name="Tabla3.1" style:family="table-row">
      <style:table-row-properties style:row-height="1.7cm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0.101cm" fo:margin-right="0cm" fo:text-indent="0cm" style:auto-text-indent="false"/>
    </style:style>
    <style:style style:name="MP2" style:family="paragraph" style:parent-style-name="Table_20_Contents_20__28_user_29_">
      <style:paragraph-properties fo:margin-left="0cm" fo:margin-right="-0.164cm" fo:text-indent="0cm" style:auto-text-indent="false">
        <style:tab-stops>
          <style:tab-stop style:position="2.898cm"/>
        </style:tab-stops>
      </style:paragraph-properties>
      <style:text-properties fo:language="es" fo:country="ES" style:language-asian="es" style:country-asian="AR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2.422cm, 0cm, 2.773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style:vertical-pos="top" style:vertical-rel="baseline" fo:padding="0.002cm" fo:border="none" style:mirror="none" fo:clip="rect(0cm, 11.285cm, 0.815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82cm" fo:margin-bottom="2.383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row table:style-name="Tabla3.1">
            <table:table-cell table:style-name="Tabla3.A1" office:value-type="string">
              <text:p text:style-name="Header"><draw:frame draw:style-name="Mfr1" draw:name="Imagen2" text:anchor-type="as-char" svg:width="3.528cm" svg:height="1.252cm" draw:z-index="1"><draw:image xlink:href="Pictures/10000201000007D0000003E8C1F792D2.png" xlink:type="simple" xlink:show="embed" xlink:actuate="onLoad"/></draw:frame></text:p>
            </table:table-cell>
            <table:table-cell table:style-name="Tabla3.A1" office:value-type="string">
              <text:p text:style-name="Header"><draw:frame draw:style-name="Mfr2" draw:name="Imagen3" text:anchor-type="as-char" svg:width="0.699cm" svg:height="1.702cm" draw:z-index="3"><draw:image xlink:href="Pictures/100000000000006E0000010CF1896707.jpg" xlink:type="simple" xlink:show="embed" xlink:actuate="onLoad"/></draw:frame></text:p>
            </table:table-cell>
            <table:table-cell table:style-name="Tabla3.A1" office:value-type="string">
              <text:p text:style-name="MP1"><draw:frame draw:style-name="Mfr2" draw:name="Imagen4" text:anchor-type="as-char" svg:width="4.524cm" svg:height="1.05cm" draw:z-index="5"><draw:image xlink:href="Pictures/1000000000000212000000798B4EA0D9.jpg" xlink:type="simple" xlink:show="embed" xlink:actuate="onLoad"/></draw:frame></text:p>
            </table:table-cell>
            <table:table-cell table:style-name="Tabla3.A1" office:value-type="string">
              <text:p text:style-name="Header"><draw:frame draw:style-name="Mfr2" draw:name="Imagen5" text:anchor-type="as-char" svg:width="0.699cm" svg:height="1.702cm" draw:z-index="7"><draw:image xlink:href="Pictures/100000000000006E0000010CF1896707.jpg" xlink:type="simple" xlink:show="embed" xlink:actuate="onLoad"/></draw:frame></text:p>
            </table:table-cell>
            <table:table-cell table:style-name="Tabla3.A1" office:value-type="string">
              <text:p text:style-name="MP2"><draw:frame draw:style-name="Mfr3" draw:name="Imagen 1" text:anchor-type="as-char" svg:width="4.15cm" svg:height="1.214cm" draw:z-index="9"><draw:image xlink:href="Pictures/2000003500003C4B000007EB6303FE61.wmf" xlink:type="simple" xlink:show="embed" xlink:actuate="onLoad"/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ÁCTICA PROFESIONAL INDUSTRIAL</dc:title>
    <meta:initial-creator>CATEDRA DE PROYECTOS</meta:initial-creator>
    <meta:creation-date>2011-09-05T11:39:00</meta:creation-date>
    <dc:date>2014-08-11T17:31:05.361056812</dc:date>
    <meta:print-date>2004-04-27T12:45:00</meta:print-date>
    <meta:editing-cycles>3</meta:editing-cycles>
    <meta:editing-duration>PT3M</meta:editing-duration>
    <meta:document-statistic meta:table-count="3" meta:image-count="5" meta:object-count="0" meta:page-count="2" meta:paragraph-count="36" meta:word-count="123" meta:character-count="650" meta:non-whitespace-character-count="464"/>
    <meta:generator>LibreOffice/4.2.5.2$Linux_X86_64 LibreOffice_project/420m0$Build-2</meta:generator>
  </office:meta>
</office:document-meta>
</file>